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number-columns-repeated="1024" table:default-cell-style-name="ce3"/>
        <table:table-row table:style-name="ro3">
          <table:table-cell table:style-name="ce1" office:value-type="string">
            <text:p>názov potraviny</text:p>
          </table:table-cell>
          <table:table-cell table:style-name="ce4" office:value-type="string">
            <text:p><text:a xlink:href="https://www.vaha.sk/etab?id=ovocie&amp;o=en_kj">kJ</text:a></text:p>
          </table:table-cell>
          <table:table-cell table:style-name="ce4" office:value-type="string">
            <text:p><text:a xlink:href="https://www.vaha.sk/etab?id=ovocie&amp;o=en_kcal">kcal</text:a></text:p>
          </table:table-cell>
          <table:table-cell table:style-name="ce4" office:value-type="string">
            <text:p><text:a xlink:href="https://www.vaha.sk/etab?id=ovocie&amp;o=tuky">tuky (g)</text:a></text:p>
          </table:table-cell>
          <table:table-cell table:style-name="ce4" office:value-type="string">
            <text:p><text:a xlink:href="https://www.vaha.sk/etab?id=ovocie&amp;o=bielk">bielk. (g)</text:a></text:p>
          </table:table-cell>
          <table:table-cell table:style-name="ce4" office:value-type="string">
            <text:p><text:a xlink:href="https://www.vaha.sk/etab?id=ovocie&amp;o=sach">sach. (g)</text:a>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Ananás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10.1">
            <text:p>10,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Egreš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10.6">
            <text:p>10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Arónia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1.7">
            <text:p>1,7</text:p>
          </table:table-cell>
          <table:table-cell table:style-name="ce2" office:value-type="float" office:value="17">
            <text:p>1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Avokádo</text:p>
          </table:table-cell>
          <table:table-cell table:style-name="ce2" office:value-type="float" office:value="784">
            <text:p>784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9.5">
            <text:p>19,5</text:p>
          </table:table-cell>
          <table:table-cell table:number-columns-repeated="2" table:style-name="ce2" office:value-type="float" office:value="1.9">
            <text:p>1,9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Banán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97">
            <text:p>97</text:p>
          </table:table-cell>
          <table:table-cell table:number-columns-repeated="2" table:style-name="ce2" office:value-type="float" office:value="0.3">
            <text:p>0,3</text:p>
          </table:table-cell>
          <table:table-cell table:style-name="ce2" office:value-type="float" office:value="23">
            <text:p>23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Čučoriedky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4.7">
            <text:p>14,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Broskyne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2.5">
            <text:p>12,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Brusnice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13.7">
            <text:p>13,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Čerešne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14.7">
            <text:p>14,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Citróny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10.5">
            <text:p>10,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Datle</text:p>
          </table:table-cell>
          <table:table-cell table:style-name="ce2" office:value-type="float" office:value="530">
            <text:p>53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31.3">
            <text:p>31,3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Drienky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4">
            <text:p>1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Fígy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1.3">
            <text:p>1,3</text:p>
          </table:table-cell>
          <table:table-cell table:style-name="ce2" office:value-type="float" office:value="9.5">
            <text:p>9,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ranátové jablko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1.3">
            <text:p>1,3</text:p>
          </table:table-cell>
          <table:table-cell table:style-name="ce2" office:value-type="float" office:value="11.8">
            <text:p>11,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Grapefruit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9.6">
            <text:p>9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Grenadila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2.8">
            <text:p>2,8</text:p>
          </table:table-cell>
          <table:table-cell table:style-name="ce2" office:value-type="float" office:value="7.5">
            <text:p>7,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Hrozno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18.2">
            <text:p>18,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Hruška</text:p>
          </table:table-cell>
          <table:table-cell table:style-name="ce2" office:value-type="float" office:value="276">
            <text:p>27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15.8">
            <text:p>15,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Jablko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0.4">
            <text:p>0,4</text:p>
          </table:table-cell>
          <table:table-cell table:style-name="ce2" office:value-type="float" office:value="14.4">
            <text:p>14,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Jahody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8.8">
            <text:p>8,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Jarabiny</text:p>
          </table:table-cell>
          <table:table-cell table:style-name="ce2" office:value-type="float" office:value="326">
            <text:p>32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.6">
            <text:p>22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Dula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.4">
            <text:p>0,4</text:p>
          </table:table-cell>
          <table:table-cell table:style-name="ce2" office:value-type="float" office:value="12.4">
            <text:p>12,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Kiwi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1">
            <text:p>9,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Klementinky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8.7">
            <text:p>8,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iči</text:p>
          </table:table-cell>
          <table:table-cell table:style-name="ce2" office:value-type="float" office:value="297">
            <text:p>297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16">
            <text:p>1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imetky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10.6">
            <text:p>10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liny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6">
            <text:p>11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ndarinky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10.6">
            <text:p>10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ngo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16">
            <text:p>1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racuja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9">
            <text:p>9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elón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6.5">
            <text:p>6,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elón vodný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rhule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.4">
            <text:p>13,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irabelky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12.8">
            <text:p>12,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oruše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">
            <text:p>1,3</text:p>
          </table:table-cell>
          <table:table-cell table:style-name="ce2" office:value-type="float" office:value="8.1">
            <text:p>8,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Nektarinky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8">
            <text:p>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Černice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12">
            <text:p>1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Papája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9">
            <text:p>9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Pomaranč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11.7">
            <text:p>11,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Rakyník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.9">
            <text:p>3,9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ýbezle biele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1.3">
            <text:p>1,3</text:p>
          </table:table-cell>
          <table:table-cell table:style-name="ce2" office:value-type="float" office:value="5.6">
            <text:p>5,6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ýbezle červené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1.1">
            <text:p>1,1</text:p>
          </table:table-cell>
          <table:table-cell table:style-name="ce2" office:value-type="float" office:value="13.8">
            <text:p>13,8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ýbezle čierne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1.3">
            <text:p>1,3</text:p>
          </table:table-cell>
          <table:table-cell table:style-name="ce2" office:value-type="float" office:value="16.4">
            <text:p>16,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Ryngle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6.6">
            <text:p>16,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Šípky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3.6">
            <text:p>3,6</text:p>
          </table:table-cell>
          <table:table-cell table:style-name="ce2" office:value-type="float" office:value="22">
            <text:p>2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Slivky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6.2">
            <text:p>16,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Višne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.4">
            <text:p>4,4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2.6">
            <text:p>12,6</text:p>
          </table:table-cell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18:41:04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7:54:24.17</meta:creation-date>
    <dc:date>2023-07-15T18:41:04.96</dc:date>
    <meta:editing-duration>PT7M18S</meta:editing-duration>
    <meta:editing-cycles>6</meta:editing-cycles>
    <meta:generator>OpenOffice/4.1.14$Win32 OpenOffice.org_project/4114m1$Build-9811</meta:generator>
    <meta:document-statistic meta:table-count="3" meta:cell-count="288" meta:object-count="0"/>
  </office:meta>
</office:document-meta>
</file>